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2in" style:rel-column-width="13103*"/>
    </style:style>
    <style:style style:name="Table4.B" style:family="table-column">
      <style:table-column-properties style:column-width="1.3389in" style:rel-column-width="13108*"/>
    </style:style>
    <style:style style:name="Table4.C" style:family="table-column">
      <style:table-column-properties style:column-width="1.3389in" style:rel-column-width="13109*"/>
    </style:style>
    <style:style style:name="Table4.E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1.3389in" style:rel-column-width="13108*"/>
    </style:style>
    <style:style style:name="Table1.E" style:family="table-column">
      <style:table-column-properties style:column-width="1.3382in" style:rel-column-width="131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48857" officeooo:paragraph-rsid="000989e0" style:font-name-asian="Noto Sans Mono CJK SC Regular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989e0" officeooo:paragraph-rsid="000989e0" style:font-name-asian="Noto Sans Mono CJK SC Regular" style:font-size-asian="14pt" style:font-name-complex="Liberation Mono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5pt" officeooo:paragraph-rsid="000285ee" style:font-size-asian="25pt" style:font-size-complex="25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22pt" officeooo:paragraph-rsid="000285ee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0285ee" style:font-size-asian="22pt" style:font-weight-asian="normal" style:font-size-complex="22pt" style:font-weight-complex="normal"/>
    </style:style>
    <style:style style:name="P6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7" style:family="paragraph" style:parent-style-name="Preformatted_20_Text">
      <style:text-properties style:font-name="Times New Roman" fo:font-size="20pt" fo:language="ru" fo:country="RU" fo:font-weight="bold" officeooo:rsid="001bff90" officeooo:paragraph-rsid="000989e0" style:font-size-asian="20pt" style:font-weight-asian="bold" style:font-size-complex="20pt" style:font-weight-complex="bold"/>
    </style:style>
    <style:style style:name="P8" style:family="paragraph" style:parent-style-name="Preformatted_20_Text">
      <style:text-properties style:font-name="Times New Roman" fo:font-size="20pt" fo:language="ru" fo:country="RU" fo:font-weight="bold" officeooo:rsid="00032b8a" officeooo:paragraph-rsid="00032b8a" style:font-size-asian="20pt" style:font-weight-asian="bold" style:font-size-complex="20pt" style:font-weight-complex="bold"/>
    </style:style>
    <style:style style:name="P9" style:family="paragraph" style:parent-style-name="Preformatted_20_Text">
      <style:text-properties style:font-name="Times New Roman" fo:font-size="20pt" fo:language="ru" fo:country="RU" fo:font-weight="bold" officeooo:rsid="0014cf4a" officeooo:paragraph-rsid="000285ee" style:font-size-asian="17.5pt" style:font-weight-asian="bold" style:font-size-complex="20pt" style:font-weight-complex="bold"/>
    </style:style>
    <style:style style:name="P10" style:family="paragraph" style:parent-style-name="Preformatted_20_Text">
      <style:text-properties style:font-name="Times New Roman" fo:font-size="14pt" fo:language="ru" fo:country="RU" fo:font-weight="bold" officeooo:rsid="001bff90" officeooo:paragraph-rsid="000285ee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language="ru" fo:country="RU" fo:font-weight="normal" officeooo:rsid="001bff90" officeooo:paragraph-rsid="000285ee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4pt" fo:language="ru" fo:country="RU" fo:font-weight="normal" officeooo:rsid="001bff90" officeooo:paragraph-rsid="001916aa" style:font-size-asian="14pt" style:font-weight-asian="normal" style:font-size-complex="14pt" style:font-weight-complex="normal"/>
    </style:style>
    <style:style style:name="P13" style:family="paragraph" style:parent-style-name="Preformatted_20_Text">
      <style:text-properties style:font-name="Times New Roman" fo:font-size="14pt" fo:language="ru" fo:country="RU" fo:font-weight="normal" officeooo:rsid="001394bd" officeooo:paragraph-rsid="000285ee" style:font-size-asian="14pt" style:font-weight-asian="normal" style:font-size-complex="14pt" style:font-weight-complex="normal"/>
    </style:style>
    <style:style style:name="P14" style:family="paragraph" style:parent-style-name="Preformatted_20_Text">
      <style:text-properties style:font-name="Times New Roman" fo:font-size="14pt" fo:language="ru" fo:country="RU" fo:font-weight="normal" officeooo:rsid="00171f9d" officeooo:paragraph-rsid="00171f9d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style:font-name="Times New Roman" fo:font-size="14pt" fo:language="ru" fo:country="RU" fo:font-weight="normal" officeooo:rsid="00032b8a" officeooo:paragraph-rsid="000285ee" style:font-size-asian="12.25pt" style:font-weight-asian="normal" style:font-size-complex="14pt" style:font-weight-complex="normal"/>
    </style:style>
    <style:style style:name="P16" style:family="paragraph" style:parent-style-name="Preformatted_20_Text">
      <style:text-properties style:font-name="Times New Roman" fo:font-size="14pt" fo:language="ru" fo:country="RU" fo:font-weight="normal" officeooo:rsid="00032b8a" officeooo:paragraph-rsid="001916aa" style:font-size-asian="12.25pt" style:font-weight-asian="normal" style:font-size-complex="14pt" style:font-weight-complex="normal"/>
    </style:style>
    <style:style style:name="P17" style:family="paragraph" style:parent-style-name="Preformatted_20_Text">
      <style:text-properties style:font-name="Times New Roman" fo:font-size="14pt" fo:language="ru" fo:country="RU" fo:font-weight="normal" officeooo:rsid="001916aa" officeooo:paragraph-rsid="001916aa" style:font-size-asian="12.25pt" style:font-weight-asian="normal" style:font-size-complex="14pt" style:font-weight-complex="normal"/>
    </style:style>
    <style:style style:name="P18" style:family="paragraph" style:parent-style-name="Preformatted_20_Text">
      <style:text-properties style:font-name="Times New Roman" fo:font-size="18pt" fo:language="ru" fo:country="RU" fo:font-weight="bold" officeooo:rsid="001bff90" officeooo:paragraph-rsid="000285ee" style:font-size-asian="18pt" style:font-weight-asian="bold" style:font-size-complex="18pt" style:font-weight-complex="bold"/>
    </style:style>
    <style:style style:name="P19" style:family="paragraph" style:parent-style-name="Preformatted_20_Text">
      <style:text-properties style:font-name="Times New Roman" fo:font-size="12pt" fo:language="ru" fo:country="RU" fo:font-weight="normal" officeooo:rsid="0020b8ff" officeooo:paragraph-rsid="000285ee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Times New Roman" fo:font-size="12pt" fo:language="ru" fo:country="RU" fo:font-weight="normal" officeooo:rsid="00032b8a" officeooo:paragraph-rsid="000285ee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Times New Roman" fo:font-size="12pt" fo:language="ru" fo:country="RU" fo:font-weight="normal" officeooo:rsid="00032b8a" officeooo:paragraph-rsid="001916aa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989e0" officeooo:paragraph-rsid="000989e0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a2a03" officeooo:paragraph-rsid="000a2a03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3063" officeooo:paragraph-rsid="000b3063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4a8e" officeooo:paragraph-rsid="000b4a8e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b00b" officeooo:paragraph-rsid="000bb00b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285ee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32b8a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93ec" officeooo:paragraph-rsid="001593ec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932bb" officeooo:paragraph-rsid="000b3063" style:font-size-asian="12.25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c4b06" officeooo:paragraph-rsid="000285ee" style:font-size-asian="14pt" style:font-weight-asian="bold" style:font-size-complex="14pt" style:font-weight-complex="bold"/>
    </style:style>
    <style:style style:name="P3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c4b06" officeooo:paragraph-rsid="000b3063" style:font-size-asian="14pt" style:font-weight-asian="bold" style:font-size-complex="14pt" style:font-weight-complex="bold"/>
    </style:style>
    <style:style style:name="P33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032b8a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35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71f9d" officeooo:paragraph-rsid="001916aa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916aa" officeooo:paragraph-rsid="001916aa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04b35c" officeooo:paragraph-rsid="0004b35c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285ee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32b8a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1916aa" style:font-size-asian="12pt" style:font-weight-asian="bold" style:font-size-complex="12pt" style:font-weight-complex="bold"/>
    </style:style>
    <style:style style:name="P41" style:family="paragraph" style:parent-style-name="Preformatted_20_Text">
      <style:text-properties style:font-name="Times New Roman" fo:font-size="16pt" fo:language="ru" fo:country="RU" fo:font-weight="bold" officeooo:rsid="000285ee" officeooo:paragraph-rsid="001916aa" style:font-size-asian="16pt" style:font-weight-asian="bold" style:font-size-complex="16pt" style:font-weight-complex="bold"/>
    </style:style>
    <style:style style:name="P42" style:family="paragraph" style:parent-style-name="Preformatted_20_Text">
      <style:text-properties style:font-name="Times New Roman" fo:font-size="16pt" fo:language="ru" fo:country="RU" fo:font-weight="bold" officeooo:rsid="001e6280" officeooo:paragraph-rsid="001e6280" style:font-size-asian="16pt" style:font-weight-asian="bold" style:font-size-complex="16pt" style:font-weight-complex="bold"/>
    </style:style>
    <style:style style:name="P43" style:family="paragraph" style:parent-style-name="Preformatted_20_Text">
      <style:text-properties style:font-name="Times New Roman" fo:font-size="16pt" fo:language="ru" fo:country="RU" fo:font-weight="bold" officeooo:rsid="0021fd49" officeooo:paragraph-rsid="0021fd49" style:font-size-asian="20pt" style:font-weight-asian="bold" style:font-size-complex="20pt" style:font-weight-complex="bold"/>
    </style:style>
    <style:style style:name="P44" style:family="paragraph" style:parent-style-name="Preformatted_20_Text">
      <style:text-properties style:font-name="Times New Roman" fo:font-size="16pt" fo:language="ru" fo:country="RU" fo:font-weight="normal" officeooo:rsid="0021fd49" officeooo:paragraph-rsid="0021fd49" style:font-size-asian="20pt" style:font-weight-asian="normal" style:font-size-complex="20pt" style:font-weight-complex="normal"/>
    </style:style>
    <style:style style:name="P45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46" style:family="paragraph" style:parent-style-name="Preformatted_20_Text">
      <style:text-properties style:font-name="Times New Roman" fo:font-size="20pt" fo:language="ru" fo:country="RU" fo:font-weight="bold" officeooo:rsid="0014cf4a" officeooo:paragraph-rsid="000285ee" style:font-size-asian="20pt" style:font-weight-asian="bold" style:font-size-complex="20pt" style:font-weight-complex="bold"/>
    </style:style>
    <style:style style:name="P47" style:family="paragraph" style:parent-style-name="Preformatted_20_Text">
      <style:text-properties style:font-name="Times New Roman" fo:font-size="14pt" fo:language="ru" fo:country="RU" fo:font-weight="bold" officeooo:rsid="00237a7b" officeooo:paragraph-rsid="000728e3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Times New Roman" fo:font-size="14pt" fo:language="ru" fo:country="RU" fo:font-weight="bold" officeooo:rsid="001a8566" officeooo:paragraph-rsid="000728e3" style:font-size-asian="14pt" style:font-weight-asian="bold" style:font-size-complex="14pt" style:font-weight-complex="bold"/>
    </style:style>
    <style:style style:name="P49" style:family="paragraph" style:parent-style-name="Preformatted_20_Text">
      <style:text-properties style:font-name="Times New Roman" fo:font-size="14pt" fo:language="ru" fo:country="RU" fo:font-weight="bold" officeooo:rsid="001e22d7" officeooo:paragraph-rsid="001e22d7" style:font-size-asian="12.25pt" style:font-weight-asian="bold" style:font-size-complex="14pt" style:font-weight-complex="bold"/>
    </style:style>
    <style:style style:name="P50" style:family="paragraph" style:parent-style-name="Preformatted_20_Text">
      <style:text-properties style:font-name="Times New Roman" fo:font-size="14pt" fo:language="ru" fo:country="RU" fo:font-weight="bold" officeooo:rsid="001e6280" officeooo:paragraph-rsid="001e6280" style:font-size-asian="12.25pt" style:font-weight-asian="bold" style:font-size-complex="14pt" style:font-weight-complex="bold"/>
    </style:style>
    <style:style style:name="P51" style:family="paragraph" style:parent-style-name="Preformatted_20_Text">
      <style:text-properties style:font-name="Times New Roman" fo:font-size="14pt" fo:language="ru" fo:country="RU" fo:font-weight="normal" officeooo:rsid="001bdf82" officeooo:paragraph-rsid="001bdf82" style:font-size-asian="14pt" style:font-weight-asian="normal" style:font-size-complex="14pt" style:font-weight-complex="normal"/>
    </style:style>
    <style:style style:name="P52" style:family="paragraph" style:parent-style-name="Preformatted_20_Text">
      <style:text-properties style:font-name="Times New Roman" fo:font-size="14pt" fo:language="ru" fo:country="RU" fo:font-weight="normal" officeooo:rsid="000989e0" officeooo:paragraph-rsid="000989e0" style:font-size-asian="12.25pt" style:font-weight-asian="normal" style:font-size-complex="14pt" style:font-weight-complex="normal"/>
    </style:style>
    <style:style style:name="P53" style:family="paragraph" style:parent-style-name="Preformatted_20_Text">
      <style:text-properties style:font-name="Times New Roman" fo:font-size="14pt" fo:language="ru" fo:country="RU" fo:font-weight="normal" officeooo:rsid="0021707e" officeooo:paragraph-rsid="0021707e" style:font-size-asian="12.25pt" style:font-weight-asian="normal" style:font-size-complex="14pt" style:font-weight-complex="normal"/>
    </style:style>
    <style:style style:name="P54" style:family="paragraph" style:parent-style-name="Preformatted_20_Text">
      <style:text-properties style:font-name="Times New Roman" fo:font-size="14pt" fo:language="ru" fo:country="RU" fo:font-weight="normal" officeooo:rsid="0021fd49" officeooo:paragraph-rsid="0021fd49" style:font-size-asian="12.25pt" style:font-weight-asian="normal" style:font-size-complex="14pt" style:font-weight-complex="normal"/>
    </style:style>
    <style:style style:name="P55" style:family="paragraph" style:parent-style-name="Preformatted_20_Text">
      <style:text-properties style:font-name="Times New Roman" fo:font-size="14pt" fo:language="ru" fo:country="RU" fo:font-weight="normal" officeooo:rsid="0023aec5" officeooo:paragraph-rsid="0023aec5" style:font-size-asian="20pt" style:font-weight-asian="normal" style:font-size-complex="20pt" style:font-weight-complex="normal"/>
    </style:style>
    <style:style style:name="P56" style:family="paragraph" style:parent-style-name="Preformatted_20_Text">
      <style:text-properties style:font-name="Times New Roman" fo:font-size="14pt" fo:language="ru" fo:country="RU" fo:font-weight="normal" officeooo:rsid="0023ba91" officeooo:paragraph-rsid="0023ba91" style:font-size-asian="20pt" style:font-weight-asian="normal" style:font-size-complex="20pt" style:font-weight-complex="normal"/>
    </style:style>
    <style:style style:name="P57" style:family="paragraph" style:parent-style-name="Preformatted_20_Text">
      <style:text-properties style:font-name="Times New Roman" fo:font-size="14pt" fo:language="ru" fo:country="RU" fo:font-style="italic" fo:font-weight="bold" officeooo:rsid="001e6280" officeooo:paragraph-rsid="001e6280" style:font-size-asian="12.25pt" style:font-style-asian="italic" style:font-weight-asian="bold" style:font-size-complex="14pt" style:font-style-complex="italic" style:font-weight-complex="bold"/>
    </style:style>
    <style:style style:name="P58" style:family="paragraph" style:parent-style-name="Preformatted_20_Text">
      <style:text-properties style:font-name="Times New Roman" fo:font-size="14pt" fo:language="ru" fo:country="RU" fo:font-style="normal" fo:font-weight="normal" officeooo:rsid="001ffbc0" officeooo:paragraph-rsid="001ffbc0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Preformatted_20_Text">
      <style:text-properties style:font-name="Times New Roman" fo:font-size="14pt" fo:language="ru" fo:country="RU" fo:font-style="normal" fo:font-weight="normal" officeooo:rsid="0021707e" officeooo:paragraph-rsid="0021707e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Preformatted_20_Text">
      <style:text-properties style:font-name="Times New Roman" fo:font-size="12pt" fo:language="ru" fo:country="RU" fo:font-weight="normal" officeooo:rsid="0014cf4a" officeooo:paragraph-rsid="000285ee" style:font-size-asian="20pt" style:font-weight-asian="normal" style:font-size-complex="20pt" style:font-weight-complex="normal"/>
    </style:style>
    <style:style style:name="P6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b00b" officeooo:paragraph-rsid="000285ee" style:font-size-asian="14pt" style:font-weight-asian="normal" style:font-size-complex="14pt" style:font-weight-complex="normal"/>
    </style:style>
    <style:style style:name="P6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a8566" officeooo:paragraph-rsid="001a8566" style:font-size-asian="14pt" style:font-weight-asian="bold" style:font-size-complex="14pt" style:font-weight-complex="bold"/>
    </style:style>
    <style:style style:name="P6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bb00b" officeooo:paragraph-rsid="000285ee" style:font-size-asian="14pt" style:font-weight-asian="bold" style:font-size-complex="14pt" style:font-weight-complex="bold"/>
    </style:style>
    <style:style style:name="P64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285ee" style:font-size-asian="12pt" style:font-weight-asian="bold" style:font-size-complex="12pt" style:font-weight-complex="bold"/>
    </style:style>
    <style:style style:name="P65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04b35c" officeooo:paragraph-rsid="0004b35c" style:font-size-asian="14pt" style:font-weight-asian="normal" style:font-size-complex="14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4pt" officeooo:rsid="001a8566" officeooo:paragraph-rsid="001a8566" style:font-name-asian="Noto Sans Mono CJK SC Regular" style:font-size-asian="14pt" style:font-name-complex="Liberation Mono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officeooo:rsid="001b7596" officeooo:paragraph-rsid="001b7596" style:font-name-asian="Noto Sans Mono CJK SC Regular" style:font-size-asian="14pt" style:font-name-complex="Liberation Mono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4pt" officeooo:rsid="001e22d7" officeooo:paragraph-rsid="001e22d7" style:font-name-asian="Noto Sans Mono CJK SC Regular" style:font-size-asian="14pt" style:font-name-complex="Liberation Mono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officeooo:rsid="001e6280" officeooo:paragraph-rsid="001e6280" style:font-name-asian="Noto Sans Mono CJK SC Regular" style:font-size-asian="14pt" style:font-name-complex="Liberation Mono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4pt" officeooo:rsid="00225287" officeooo:paragraph-rsid="00225287" style:font-name-asian="Noto Sans Mono CJK SC Regular" style:font-size-asian="14pt" style:font-name-complex="Liberation Mono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officeooo:rsid="00229bfc" officeooo:paragraph-rsid="00229bfc" style:font-name-asian="Noto Sans Mono CJK SC Regular" style:font-size-asian="14pt" style:font-name-complex="Liberation Mono" style:font-size-complex="14pt"/>
    </style:style>
    <style:style style:name="T1" style:family="text">
      <style:text-properties officeooo:rsid="0013d3d7"/>
    </style:style>
    <style:style style:name="T2" style:family="text">
      <style:text-properties officeooo:rsid="0018d83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916aa" style:font-size-asian="16pt" style:font-size-complex="16pt"/>
    </style:style>
    <style:style style:name="T6" style:family="text">
      <style:text-properties fo:font-size="16pt" officeooo:rsid="001a8566" style:font-size-asian="16pt" style:font-size-complex="16pt"/>
    </style:style>
    <style:style style:name="T7" style:family="text">
      <style:text-properties fo:font-size="16pt" officeooo:rsid="001e6280" style:font-size-asian="16pt" style:font-size-complex="16pt"/>
    </style:style>
    <style:style style:name="T8" style:family="text">
      <style:text-properties officeooo:rsid="000989e0"/>
    </style:style>
    <style:style style:name="T9" style:family="text">
      <style:text-properties officeooo:rsid="000a2a03"/>
    </style:style>
    <style:style style:name="T10" style:family="text">
      <style:text-properties officeooo:rsid="000b3063"/>
    </style:style>
    <style:style style:name="T11" style:family="text">
      <style:text-properties officeooo:rsid="000c7fa3"/>
    </style:style>
    <style:style style:name="T12" style:family="text">
      <style:text-properties officeooo:rsid="000c98e9"/>
    </style:style>
    <style:style style:name="T13" style:family="text">
      <style:text-properties officeooo:rsid="0010ef2c"/>
    </style:style>
    <style:style style:name="T14" style:family="text">
      <style:text-properties officeooo:rsid="001916aa"/>
    </style:style>
    <style:style style:name="T15" style:family="text">
      <style:text-properties officeooo:rsid="00032b8a" style:font-size-asian="12.25pt"/>
    </style:style>
    <style:style style:name="T16" style:family="text">
      <style:text-properties officeooo:rsid="001bdf82"/>
    </style:style>
    <style:style style:name="T17" style:family="text">
      <style:text-properties officeooo:rsid="001c92c9"/>
    </style:style>
    <style:style style:name="T18" style:family="text">
      <style:text-properties officeooo:rsid="001e22d7"/>
    </style:style>
    <style:style style:name="T19" style:family="text">
      <style:text-properties officeooo:rsid="001e6280"/>
    </style:style>
    <style:style style:name="T20" style:family="text">
      <style:text-properties officeooo:rsid="0021707e"/>
    </style:style>
    <style:style style:name="T21" style:family="text">
      <style:text-properties officeooo:rsid="0021fd49"/>
    </style:style>
    <style:style style:name="T22" style:family="text">
      <style:text-properties officeooo:rsid="00225287"/>
    </style:style>
    <style:style style:name="T23" style:family="text">
      <style:text-properties officeooo:rsid="00229bfc"/>
    </style:style>
    <style:style style:name="T24" style:family="text">
      <style:text-properties officeooo:rsid="0023ba91"/>
    </style:style>
    <style:style style:name="T25" style:family="text">
      <style:text-properties officeooo:rsid="00255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<text:span text:style-name="T13">6</text:span> лабораторной работе</text:p>
      <text:p text:style-name="P3">По дисциплине «Типы и структуры данных»</text:p>
      <text:p text:style-name="P3"/>
      <text:p text:style-name="P4">Подготовил <text:span text:style-name="T1">Пересторонин Павел</text:span></text:p>
      <text:p text:style-name="P4">Группа ИУ7-3<text:span text:style-name="T2">3</text:span>Б</text:p>
      <text:p text:style-name="P5">Вариант <text:span text:style-name="T2">1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Цель работы</text:p>
      <text:p text:style-name="P27">построить ДДП, сбалансированное двоичное дерево (АВЛ) и хеш-таблицу по указанным данным. Сравнить эффективность поиска в ДДП в АВЛ 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10"/>
      <text:p text:style-name="P34">Техническое задание</text:p>
      <text:p text:style-name="P28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 указанное слово в исходном и сбалансированном дереве. Сравнить время уда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удаление введенного слова, вывести таблицу. Сравнить время удаления, объем памяти и количество сравнений при использовании ДДП, сбалансированных деревьев, хеш-таблиц и файла.</text:p>
      <text:p text:style-name="P28"/>
      <text:p text:style-name="P18">Входные данные</text:p>
      <text:p text:style-name="P29"><text:span text:style-name="T18">Пункт в меню; э</text:span>лемент, который требуется удалить.</text:p>
      <text:p text:style-name="P10"><text:line-break/><text:span text:style-name="T3">Выходные данные</text:span></text:p>
      <text:p text:style-name="P29">Статистика работы двоичного дерева поиска, АВЛ-дерева, хэш-таблицы и файла (время работы и кол-во сравнений). Информация о совершении той или иной операции.</text:p>
      <text:p text:style-name="P10"/>
      <text:p text:style-name="P18">Возможные аварийные ситуации</text:p>
      <text:p text:style-name="P29">Некорректный ввод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Структуры данных</text:p>
      <text:p text:style-name="P38"><text:span text:style-name="T6"/></text:p>
      <text:p text:style-name="P38"><text:span text:style-name="T6">С</text:span><text:span text:style-name="T4">труктура </text:span><text:span text:style-name="T7">узла хэш-таблицы</text:span><text:span text:style-name="T4">:</text:span> </text:p>
      <text:p text:style-name="P13">typedef struct node_h</text:p>
      <text:p text:style-name="P13">{</text:p>
      <text:p text:style-name="P13"><text:s text:c="4"/>char *data;</text:p>
      <text:p text:style-name="P13"><text:s text:c="4"/>struct node_h *next;</text:p>
      <text:p text:style-name="P13">} node_h;</text:p>
      <text:p text:style-name="P13">} elem_t;</text:p>
      <text:p text:style-name="P13"/>
      <text:p text:style-name="P14">data — указатель на строку с данными.</text:p>
      <text:p text:style-name="P14">next — указатель на следующий элемент в цепочке.</text:p>
      <text:p text:style-name="P14"/>
      <text:p text:style-name="P40"><text:span text:style-name="T4">Структура </text:span><text:span text:style-name="T5">хэш-таблицы:</text:span></text:p>
      <text:p text:style-name="P35"/>
      <text:p text:style-name="P35">typedef struct hash_t</text:p>
      <text:p text:style-name="P35">{</text:p>
      <text:p text:style-name="P35"><text:s text:c="4"/>node_h **data;</text:p>
      <text:p text:style-name="P35"><text:s text:c="4"/>int base;</text:p>
      <text:p text:style-name="P35">} hash_t;</text:p>
      <text:p text:style-name="P35"/>
      <text:p text:style-name="P36">base — размер хэш-таблицы (а также максимальная длина хэша <text:s/>= base — 1)</text:p>
      <text:p text:style-name="P36">data — массив цепочек с данными.</text:p>
      <text:p text:style-name="P36"/>
      <text:p text:style-name="P39"><text:span text:style-name="T4">Структура </text:span><text:span text:style-name="T5">узла АВЛ-дерева</text:span><text:span text:style-name="T4">:</text:span></text:p>
      <text:p text:style-name="P15"/>
      <text:p text:style-name="P15">typedef struct node_t</text:p>
      <text:p text:style-name="P15">{</text:p>
      <text:p text:style-name="P15"><text:s text:c="4"/>char *value;</text:p>
      <text:p text:style-name="P15"><text:s text:c="4"/>unsigned int height; </text:p>
      <text:p text:style-name="P15"><text:s text:c="4"/>struct node_t *left;</text:p>
      <text:p text:style-name="P15"><text:s text:c="4"/>struct node_t *right;</text:p>
      <text:p text:style-name="P15">} node_t;</text:p>
      <text:p text:style-name="P20"/>
      <text:p text:style-name="P17">value — указатель на строку с данными.</text:p>
      <text:p text:style-name="P17">Height — высота узла (храню вместо коэффициента сбалансированности).</text:p>
      <text:p text:style-name="P17">left, right — указатели на левое и правое поддеревья.</text:p>
      <text:p text:style-name="P37"/>
      <text:p text:style-name="P37"/>
      <text:p text:style-name="P37"/>
      <text:p text:style-name="P37"/>
      <text:p text:style-name="P33"><text:soft-page-break/>Структура <text:span text:style-name="T14">узла двоичного дерева</text:span>:</text:p>
      <text:p text:style-name="P19"/>
      <text:p text:style-name="P11">typedef struct <text:span text:style-name="T14">node_tb</text:span></text:p>
      <text:p text:style-name="P11">{</text:p>
      <text:p text:style-name="P12"><text:s text:c="4"/><text:span text:style-name="T15">char *value; </text:span></text:p>
      <text:p text:style-name="P16"><text:s text:c="4"/>struct node_t<text:span text:style-name="T14">b </text:span>*left;</text:p>
      <text:p text:style-name="P16"><text:s text:c="4"/>struct node_t<text:span text:style-name="T14">b</text:span> *right;</text:p>
      <text:p text:style-name="P16">} node_t<text:span text:style-name="T14">b;</text:span></text:p>
      <text:p text:style-name="P21"/>
      <text:p text:style-name="P17">value — указатель на строку с данными.</text:p>
      <text:p text:style-name="P17">left, right — указатели на левое и правое поддеревья.</text:p>
      <text:p text:style-name="P41"/>
      <text:p text:style-name="P9">Расчеты времени и памяти.</text:p>
      <text:p text:style-name="P48"/>
      <text:p text:style-name="P42">Время</text:p>
      <text:p text:style-name="P62">Удаление элемента, <text:span text:style-name="T16">время в тиках</text:span> (при данных <text:span text:style-name="T16">=</text:span> 1000 элементов)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67">файл</text:p>
          </table:table-cell>
          <table:table-cell table:style-name="Table4.A1" office:value-type="string">
            <text:p text:style-name="P67">хэш-таблица</text:p>
          </table:table-cell>
          <table:table-cell table:style-name="Table4.A1" office:value-type="string">
            <text:p text:style-name="P67">дерево</text:p>
          </table:table-cell>
          <table:table-cell table:style-name="Table4.E1" office:value-type="string">
            <text:p text:style-name="P67">АВЛ-дерево</text:p>
          </table:table-cell>
        </table:table-row>
        <table:table-row>
          <table:table-cell table:style-name="Table4.A2" office:value-type="string">
            <text:p text:style-name="P67">Среднее время</text:p>
          </table:table-cell>
          <table:table-cell table:style-name="Table4.A2" office:value-type="string">
            <text:p text:style-name="P67">332000</text:p>
          </table:table-cell>
          <table:table-cell table:style-name="Table4.A2" office:value-type="string">
            <text:p text:style-name="P67">1600</text:p>
          </table:table-cell>
          <table:table-cell table:style-name="Table4.A2" office:value-type="string">
            <text:p text:style-name="P67">3100</text:p>
          </table:table-cell>
          <table:table-cell table:style-name="Table4.E2" office:value-type="string">
            <text:p text:style-name="P67">6500**</text:p>
          </table:table-cell>
        </table:table-row>
        <table:table-row>
          <table:table-cell table:style-name="Table4.A2" office:value-type="string">
            <text:p text:style-name="P67">Среднее количество сравнений</text:p>
          </table:table-cell>
          <table:table-cell table:style-name="Table4.A2" office:value-type="string">
            <text:p text:style-name="P67">500</text:p>
          </table:table-cell>
          <table:table-cell table:style-name="Table4.A2" office:value-type="string">
            <text:p text:style-name="P67"><text:span text:style-name="T23">3</text:span>*</text:p>
          </table:table-cell>
          <table:table-cell table:style-name="Table4.A2" office:value-type="string">
            <text:p text:style-name="P71">20</text:p>
          </table:table-cell>
          <table:table-cell table:style-name="Table4.E2" office:value-type="string">
            <text:p text:style-name="P71">10</text:p>
          </table:table-cell>
        </table:table-row>
      </table:table>
      <text:p text:style-name="P47"/>
      <text:p text:style-name="P51">* В данном случае <text:span text:style-name="T17">рассматривается случай, когда размер массива цепочек = 1/3 количества элементов (то есть среднее количество коллизий <text:s/>= 1.5, а максимальное число коллизий = 3 (для 1 хэша)).</text:span></text:p>
      <text:p text:style-name="P51">** <text:span text:style-name="T18">Время получается большим в связи с тем, что после удаления нужно балансировать каждый узел, в той ветви, где было совершенно удаление.</text:span></text:p>
      <text:p text:style-name="P52"/>
      <text:p text:style-name="P42">Память</text:p>
      <text:p text:style-name="P42"/>
      <text:p text:style-name="P50">Накладная память.</text:p>
      <text:p text:style-name="P50"/>
      <text:p text:style-name="P57">1. Файл.</text:p>
      <text:p text:style-name="P58">В случае файла мы тратим лишнюю память только на хранение разделителя между словами (то есть 1 байт на 1 элемент). <text:span text:style-name="T20">Таким образом:</text:span></text:p>
      <text:p text:style-name="P59">Memory_size = M байт. (M — количество слов)</text:p>
      <text:p text:style-name="P58"/>
      <text:p text:style-name="P57">2. Хэш-таблица.</text:p>
      <text:p text:style-name="P58">Под каждый элемент выделяется узел. В узле, помимо данных, хранится указатель на следующий элемент + указатель на данные (16 байт). Хранение хэш-таблицы в виде массива указателей на цепочки тоже уходит некоторое количество памяти. При идеальном подборе соответствия хэш-функции и <text:soft-page-break/>данных, длина каждой цепочки будет равна максимально допустимому количеству коллизий (в моем случае это количество равно 3 (однако меняется путем изменения одного параметра в define)), допустим это число равно N. То<text:span text:style-name="T20">гда для хранения массива указателей уходит M / N * 8 байт памяти, где M — количество элементов в таблице.</text:span></text:p>
      <text:p text:style-name="P59">Memory_size = M * 16 + M / N * 8 байт.</text:p>
      <text:p text:style-name="P59"/>
      <text:p text:style-name="P57">3. АВЛ-дерево.</text:p>
      <text:p text:style-name="P59">В данном случае память отводится на хранение узлов. Узел = 2 указателя на ветви + указатель на данные + высота = 28 байт.</text:p>
      <text:p text:style-name="P59">Memory_size = 28 * M байт.</text:p>
      <text:p text:style-name="P59"/>
      <text:p text:style-name="P57">4. Дерево.</text:p>
      <text:p text:style-name="P53">Занимаемая память такая же, как <text:span text:style-name="T21">и в случае обработки АВЛ-дерева, только мы не храним данные о высоте узла. Таким образом:</text:span></text:p>
      <text:p text:style-name="P54">Memory_size = 24 * M байт.</text:p>
      <text:p text:style-name="P53"/>
      <text:p text:style-name="P53"/>
      <text:p text:style-name="P49">Память, занимаемая СД (в данной таблице учитываются накладные расходы, <text:span text:style-name="T19">то есть без учета веса самих слов</text:span>): </text:p>
      <text:p text:style-name="P49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68">Количество элементов</text:p>
          </table:table-cell>
          <table:table-cell table:style-name="Table1.A1" office:value-type="string">
            <text:p text:style-name="P68">файл</text:p>
          </table:table-cell>
          <table:table-cell table:style-name="Table1.A1" office:value-type="string">
            <text:p text:style-name="P69">хэш-таблица*</text:p>
          </table:table-cell>
          <table:table-cell table:style-name="Table1.A1" office:value-type="string">
            <text:p text:style-name="P69">дерево</text:p>
          </table:table-cell>
          <table:table-cell table:style-name="Table1.E1" office:value-type="string">
            <text:p text:style-name="P69">АВЛ-дерево</text:p>
          </table:table-cell>
        </table:table-row>
        <table:table-row>
          <table:table-cell table:style-name="Table1.A2" office:value-type="string">
            <text:p text:style-name="P69">100</text:p>
          </table:table-cell>
          <table:table-cell table:style-name="Table1.A2" office:value-type="string">
            <text:p text:style-name="P69">100</text:p>
          </table:table-cell>
          <table:table-cell table:style-name="Table1.A2" office:value-type="string">
            <text:p text:style-name="P70">1800</text:p>
          </table:table-cell>
          <table:table-cell table:style-name="Table1.A2" office:value-type="string">
            <text:p text:style-name="P70">2400</text:p>
          </table:table-cell>
          <table:table-cell table:style-name="Table1.E2" office:value-type="string">
            <text:p text:style-name="P70">2800</text:p>
          </table:table-cell>
        </table:table-row>
        <table:table-row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P70">1000</text:p>
          </table:table-cell>
          <table:table-cell table:style-name="Table1.A2" office:value-type="string">
            <text:p text:style-name="P2"><text:span text:style-name="T22">18000</text:span> </text:p>
          </table:table-cell>
          <table:table-cell table:style-name="Table1.A2" office:value-type="string">
            <text:p text:style-name="P70">24000</text:p>
          </table:table-cell>
          <table:table-cell table:style-name="Table1.E2" office:value-type="string">
            <text:p text:style-name="P70">28000</text:p>
          </table:table-cell>
        </table:table-row>
        <table:table-row>
          <table:table-cell table:style-name="Table1.A2" office:value-type="string">
            <text:p text:style-name="P1">10000</text:p>
          </table:table-cell>
          <table:table-cell table:style-name="Table1.A2" office:value-type="string">
            <text:p text:style-name="P70">10000 ~</text:p>
            <text:p text:style-name="P70">10 Кбайт</text:p>
          </table:table-cell>
          <table:table-cell table:style-name="Table1.A2" office:value-type="string">
            <text:p text:style-name="P70">180000 ~ </text:p>
            <text:p text:style-name="P70">180 Кбайт</text:p>
          </table:table-cell>
          <table:table-cell table:style-name="Table1.A2" office:value-type="string">
            <text:p text:style-name="P70">240000 ~</text:p>
            <text:p text:style-name="P70">240 Кбайт</text:p>
          </table:table-cell>
          <table:table-cell table:style-name="Table1.E2" office:value-type="string">
            <text:p text:style-name="P70">280000 ~ <text:s text:c="5"/>280 Кбайт</text:p>
          </table:table-cell>
        </table:table-row>
      </table:table>
      <text:p text:style-name="P43"/>
      <text:p text:style-name="P44">* N = 4</text:p>
      <text:p text:style-name="P7"/>
      <text:p text:style-name="P7">Выводы по проделанной работ<text:span text:style-name="T8">е</text:span></text:p>
      <text:p text:style-name="P60"/>
      <text:p text:style-name="P55">В <text:span text:style-name="T24">результате </text:span>данной лабораторной работ<text:span text:style-name="T24">ы</text:span> можно сделать следующие выводы:</text:p>
      <text:p text:style-name="P55">1) При сильной ограниченности по памяти <text:span text:style-name="T24">желательно</text:span> использовать файл;</text:p>
      <text:p text:style-name="P55">2) При <text:span text:style-name="T24">достаточной памяти максимальный выигрыш по времени удаления дает хэш-таблица (в том числе и выигрыш по времени доступа)</text:span></text:p>
      <text:p text:style-name="P56">3) В плохом случае или при плохой хэш-функции (крайние случаи), хэш-функция может проиграть по времени доступа АВЛ-дереву (которому при количестве элементов 1.000.000 требуется всего около 21 сравнения), поэтому АВЛ-дерево тоже может быть выгодно использовать в некоторых задачах для частого обращения и нахождения элементов. <text:span text:style-name="T25">Однако, как мы убедились, АВЛ-дерево, в следствие нужды в постоянной балансировке, очень долго </text:span><text:soft-page-break/><text:span text:style-name="T25">обрабатывает удаление элементов.</text:span></text:p>
      <text:p text:style-name="P46"/>
      <text:p text:style-name="P6">Контрольные вопросы</text:p>
      <text:p text:style-name="P61"/>
      <text:p text:style-name="P63">1. Что такое дерево?</text:p>
      <text:p text:style-name="P63">2. Как выделяется память под представление деревьев?</text:p>
      <text:p text:style-name="P63">3. Какие стандартные операции возможны над деревьями?</text:p>
      <text:p text:style-name="P63">4. Что такое дерево двоичного поиска?</text:p>
      <text:p text:style-name="P63">5. Чем отличается идеально сбалансированное дерево от АВЛ дерева?</text:p>
      <text:p text:style-name="P63">6. Чем отличается поиск в АВЛ-дереве от поиска в дереве двоичного поиска?</text:p>
      <text:p text:style-name="P63">7. Что такое хеш-таблица, каков принцип ее построения?</text:p>
      <text:p text:style-name="P63">8. Что такое коллизии? Каковы методы их устранения.</text:p>
      <text:p text:style-name="P63">9. В каком случае поиск в хеш-таблицах становится неэффективен?</text:p>
      <text:p text:style-name="P63">10. Эффективность поиска в АВЛ деревьях, в дереве двоичного поиска и в хеш-</text:p>
      <text:p text:style-name="P63">таблица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2:35:57.332209417</dc:date>
    <meta:editing-duration>PT1H53M3S</meta:editing-duration>
    <meta:editing-cycles>24</meta:editing-cycles>
    <meta:generator>LibreOffice/6.0.7.3$Linux_X86_64 LibreOffice_project/00m0$Build-3</meta:generator>
    <meta:document-statistic meta:table-count="2" meta:image-count="0" meta:object-count="0" meta:page-count="6" meta:paragraph-count="128" meta:word-count="866" meta:character-count="5875" meta:non-whitespace-character-count="5067"/>
  </office:meta>
</office:document-meta>
</file>